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nscriptions journée du 31 mai 201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ffiliation</text:p>
          </table:table-cell>
          <table:table-cell office:value-type="string">
            <text:p>Sandwich (0/1)</text:p>
          </table:table-cell>
          <table:table-cell office:value-type="string">
            <text:p>Atelier</text:p>
          </table:table-cell>
        </table:table-row>
        <table:table-row table:style-name="ro1">
          <table:table-cell office:value-type="string">
            <text:p>Grélard</text:p>
          </table:table-cell>
          <table:table-cell office:value-type="string">
            <text:p>Vincent</text:p>
          </table:table-cell>
          <table:table-cell office:value-type="string">
            <text:p>INRIA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23:59</meta:creation-date>
    <dc:date>2012-05-14T14:25:57</dc:date>
    <meta:editing-duration>PT1M29S</meta:editing-duration>
    <meta:editing-cycles>2</meta:editing-cycles>
    <meta:generator>LibreOffice/3.5$Linux_X86_64 LibreOffice_project/350m1$Build-202</meta:generator>
    <meta:document-statistic meta:table-count="3" meta:cell-count="11" meta:object-count="0"/>
  </office:meta>
</office:document-meta>
</file>